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2.465cm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2.554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1.306cm"/>
    </style:style>
    <style:style style:name="gr5" style:family="graphic" style:parent-style-name="standard">
      <style:graphic-properties draw:stroke="none" svg:stroke-color="#000000" draw:fill="none" draw:fill-color="#ffffff" fo:min-height="3.433cm"/>
    </style:style>
    <style:style style:name="gr6" style:family="graphic" style:parent-style-name="standard">
      <style:graphic-properties draw:textarea-horizontal-align="justify" draw:textarea-vertical-align="middle" draw:auto-grow-height="false" fo:min-height="0.39cm" fo:min-width="2.22cm"/>
    </style:style>
    <style:style style:name="gr7" style:family="graphic" style:parent-style-name="standard">
      <style:graphic-properties draw:textarea-horizontal-align="justify" draw:textarea-vertical-align="middle" draw:auto-grow-height="false" fo:min-height="1.338cm" fo:min-width="1.215cm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3.437cm"/>
    </style:style>
    <style:style style:name="gr9" style:family="graphic" style:parent-style-name="standard">
      <style:graphic-properties draw:textarea-horizontal-align="justify" draw:textarea-vertical-align="middle" draw:auto-grow-height="false" fo:min-height="0.893cm" fo:min-width="4.19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1.397cm" svg:x="1.254cm" svg:y="2.39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4.318cm" svg:height="1.27cm" svg:x="7.604cm" svg:y="18.78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286cm" svg:height="1.673cm" svg:x="11.16cm" svg:y="11.414cm">
          <draw:text-box>
            <text:p text:style-name="P1"><text:span text:style-name="T1">True</text:span></text:p>
          </draw:text-box>
        </draw:frame>
        <draw:frame draw:style-name="gr4" draw:text-style-name="P3" draw:layer="layout" svg:width="2.54cm" svg:height="1.556cm" svg:x="-6.366cm" svg:y="25.384cm">
          <draw:text-box>
            <text:p text:style-name="P1"><text:span text:style-name="T1">Program</text:span></text:p>
          </draw:text-box>
        </draw:frame>
        <draw:frame draw:style-name="gr5" draw:text-style-name="P3" draw:layer="layout" svg:width="5.207cm" svg:height="3.683cm" svg:x="0.365cm" svg:y="1.127cm">
          <draw:text-box>
            <text:p text:style-name="P1"><text:span text:style-name="T1">Shelby Jordan</text:span></text:p>
            <text:p text:style-name="P1"><text:span text:style-name="T1">alphabetCheck Function</text:span></text:p>
          </draw:text-box>
        </draw:frame>
        <draw:custom-shape draw:style-name="gr6" draw:text-style-name="P2" draw:layer="layout" svg:width="4.318cm" svg:height="1.016cm" svg:x="-5.604cm" svg:y="6.461cm">
          <text:p text:style-name="P1"><text:span text:style-name="T1">restar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xml:id="id4" draw:id="id4" draw:layer="layout" svg:width="3.429cm" svg:height="3.175cm" svg:x="8.366cm" svg:y="10.525cm">
          <text:p text:style-name="P1"><text:span text:style-name="T1">Is </text:span></text:p>
          <text:p text:style-name="P1"><text:span text:style-name="T1">check.isalpha(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2" draw:id="id2" draw:layer="layout" svg:width="3.937cm" svg:height="1.143cm" svg:x="8.112cm" svg:y="2.524cm">
          <text:p text:style-name="P1"><text:span text:style-name="T1">alphabetCheck</text:span></text:p>
          <text:p text:style-name="P1"><text:span text:style-name="T1">(variable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699cm" svg:height="1.143cm" svg:x="-5.478cm" svg:y="7.985cm">
          <text:p text:style-name="P1"><text:span text:style-name="T1">Program ending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3.937cm" svg:height="1.143cm" svg:x="-5.35cm" svg:y="4.683cm">
          <text:p text:style-name="P1"><text:span text:style-name="T1">main()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5.445cm" svg:y1="3.096cm" svg:x2="8.112cm" svg:y2="3.095cm" draw:start-shape="id1" draw:start-glue-point="10" draw:end-shape="id2" draw:end-glue-point="3" svg:d="M5445 3096h1333v-1h1334" svg:viewBox="0 0 2668 2">
          <text:p/>
        </draw:connector>
        <draw:custom-shape draw:style-name="gr8" draw:text-style-name="P2" xml:id="id3" draw:id="id3" draw:layer="layout" svg:width="3.937cm" svg:height="1.143cm" svg:x="8.112cm" svg:y="6.842cm">
          <text:p text:style-name="P1"><text:span text:style-name="T1">check = variable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0.08cm" svg:y1="3.667cm" svg:x2="10.08cm" svg:y2="6.842cm" draw:start-shape="id2" draw:start-glue-point="2" draw:end-shape="id3" draw:end-glue-point="0" svg:d="M10080 3667v3175" svg:viewBox="0 0 1 3176">
          <text:p/>
        </draw:connector>
        <draw:connector draw:style-name="gr10" draw:text-style-name="P4" draw:layer="layout" svg:x1="10.08cm" svg:y1="7.985cm" svg:x2="10.08cm" svg:y2="10.525cm" draw:start-shape="id3" draw:end-shape="id4" svg:d="M10080 7985v2540" svg:viewBox="0 0 1 2541">
          <text:p/>
        </draw:connector>
        <draw:custom-shape draw:style-name="gr8" draw:text-style-name="P2" xml:id="id5" draw:id="id5" draw:layer="layout" svg:width="3.937cm" svg:height="1.143cm" svg:x="14.335cm" svg:y="11.541cm">
          <text:p text:style-name="P1"><text:span text:style-name="T1">return 'True'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1.795cm" svg:y1="12.113cm" svg:x2="14.335cm" svg:y2="12.112cm" draw:start-shape="id4" draw:start-glue-point="7" draw:end-shape="id5" svg:d="M11795 12113h1270v-1h1270" svg:viewBox="0 0 2541 2">
          <text:p/>
        </draw:connector>
        <draw:connector draw:style-name="gr10" draw:text-style-name="P4" draw:layer="layout" draw:line-skew="-2.928cm" svg:x1="8.366cm" svg:y1="12.113cm" svg:x2="7.604cm" svg:y2="19.415cm" draw:start-shape="id4" draw:start-glue-point="5" draw:end-shape="id6" draw:end-glue-point="6" svg:d="M8366 12113h-4191v7302h3429" svg:viewBox="0 0 4192 7303">
          <text:p/>
        </draw:connector>
        <draw:connector draw:style-name="gr10" draw:text-style-name="P4" draw:layer="layout" svg:x1="16.303cm" svg:y1="12.684cm" svg:x2="11.922cm" svg:y2="19.415cm" draw:start-shape="id5" draw:start-glue-point="2" draw:end-shape="id6" draw:end-glue-point="10" svg:d="M16303 12684v6731h-4381" svg:viewBox="0 0 4382 6732">
          <text:p/>
        </draw:connector>
        <draw:frame draw:style-name="gr3" draw:text-style-name="P3" draw:layer="layout" svg:width="2.286cm" svg:height="1.673cm" svg:x="6.461cm" svg:y="11.414cm">
          <draw:text-box>
            <text:p text:style-name="P1"><text:span text:style-name="T1">Fal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34:46.811000000</meta:creation-date>
    <dc:date>2017-04-18T15:00:37.947000000</dc:date>
    <meta:editing-duration>PT24M56S</meta:editing-duration>
    <meta:editing-cycles>6</meta:editing-cycles>
    <meta:generator>LibreOffice/4.4.2.2$Windows_x86 LibreOffice_project/c4c7d32d0d49397cad38d62472b0bc8acff48dd6</meta:generator>
    <meta:document-statistic meta:object-count="19"/>
  </office:meta>
</office:document-meta>
</file>